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18d" officeooo:paragraph-rsid="0014a18d"/>
    </style:style>
    <style:style style:name="P2" style:family="paragraph" style:parent-style-name="Standard">
      <style:paragraph-properties fo:line-height="135%"/>
    </style:style>
    <style:style style:name="P3" style:family="paragraph" style:parent-style-name="Standard">
      <style:text-properties officeooo:rsid="00150b00" officeooo:paragraph-rsid="00150b00"/>
    </style:style>
    <style:style style:name="T1" style:family="text">
      <style:text-properties fo:font-style="italic"/>
    </style:style>
    <style:style style:name="T2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AINTING Projet Majeure</text:p>
      <text:p text:style-name="P1">DI FOLCO</text:p>
      <text:p text:style-name="P1">JALLAIS</text:p>
      <text:p text:style-name="P1">GIROT</text:p>
      <text:p text:style-name="P1"/>
      <text:p text:style-name="P1"/>
      <text:p text:style-name="P1">1. Etude de l'Existant :</text:p>
      <text:p text:style-name="P1"/>
      <text:p text:style-name="P1">Bibliographie</text:p>
      <text:p text:style-name="P1"/>
      <text:p text:style-name="P1">ZOTERO</text:p>
      <text:p text:style-name="P1"/>
      <text:p text:style-name="P1"/>
      <text:p text:style-name="P3">2. Problématique </text:p>
      <text:p text:style-name="P3"/>
      <text:p text:style-name="P3"/>
      <text:p text:style-name="P3">3. Démarche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5:03.967469189</meta:creation-date>
    <dc:date>2017-12-15T16:26:07.735135447</dc:date>
    <meta:editing-duration>PT1H30M43S</meta:editing-duration>
    <meta:editing-cycles>1</meta:editing-cycles>
    <meta:document-statistic meta:table-count="0" meta:image-count="0" meta:object-count="0" meta:page-count="1" meta:paragraph-count="9" meta:word-count="18" meta:character-count="117" meta:non-whitespace-character-count="106"/>
    <meta:generator>LibreOffice/4.2.8.2$Linux_X86_64 LibreOffice_project/420m0$Build-2</meta:generator>
  </office:meta>
</office:document-meta>
</file>